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3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4" style:family="paragraph" style:parent-style-name="Standard">
      <style:paragraph-properties fo:text-align="justify" style:justify-single-word="false"/>
      <style:text-properties officeooo:rsid="00154666" officeooo:paragraph-rsid="00154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>CREATE TABLE Cliente( correo_cliente VARCHAR(75) NOT NULL PRIMARY KEY, contraseña VARCHAR(100) NOT NULL, lista_negra BOOLEAN DEFAULT FALSE, dpi VARCHAR(15) NOT NULL, telefono VARCHAR(15) NOT NULL, direccion VARCHAR(200) NOT NULL, path_foto VARCHAR(200) NULL, hobbies VARCHAR(300) NULL, descripcion VARCHAR(250) NULL, gustos VARCHAR(250) NULL);</text:p>
      <text:p text:style-name="P1"/>
      <text:p text:style-name="P1">CREATE TABLE Empleado( correo_empleado VARCHAR(75) NOT NULL PRIMARY KEY, contraseña VARCHAR(100) NOT NULL, path_foto VARCHAR(100) NOT NULL, descripcion VARCHAR(300) NOT NULL);</text:p>
      <text:p text:style-name="P1"/>
      <text:p text:style-name="P1">CREATE TABLE Factura( id_factura INT NOT NULL PRIMARY KEY AUTO_INCREMENT, detalle VARCHAR(250) NOT NULL,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);</text:p>
      <text:p text:style-name="P1"/>
      <text:p text:style-name="P1">CREATE TABLE Tipo_Anuncio( tipo_anuncio ENUM('texto', 'imagen con texto', 'video con texto') NOT NULL PRIMARY KEY, precio DOUBLE NULL);</text:p>
      <text:p text:style-name="P1"/>
      <text:p text:style-name="P1"><text:soft-page-break/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3"/>
      <text:p text:style-name="P3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4">ALTER TABLE Administrador MODIFY COLUMN id_salon_fk INT NOT NULL DEFAULT 1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4-15T00:20:37.132516951</dc:date>
    <meta:editing-duration>PT27M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398" meta:character-count="3689" meta:non-whitespace-character-count="3313"/>
  </office:meta>
</office:document-meta>
</file>